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981cm" table:align="right"/>
    </style:style>
    <style:style style:name="Table1.A" style:family="table-column">
      <style:table-column-properties style:column-width="2.185cm"/>
    </style:style>
    <style:style style:name="Table1.B" style:family="table-column">
      <style:table-column-properties style:column-width="6.288cm"/>
    </style:style>
    <style:style style:name="Table1.C" style:family="table-column">
      <style:table-column-properties style:column-width="1.794cm"/>
    </style:style>
    <style:style style:name="Table1.D" style:family="table-column">
      <style:table-column-properties style:column-width="6.713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134cm" style:rel-column-width="4372*"/>
    </style:style>
    <style:style style:name="Table2.B" style:family="table-column">
      <style:table-column-properties style:column-width="1.979cm" style:rel-column-width="7629*"/>
    </style:style>
    <style:style style:name="Table2.C" style:family="table-column">
      <style:table-column-properties style:column-width="6.514cm" style:rel-column-width="25111*"/>
    </style:style>
    <style:style style:name="Table2.D" style:family="table-column">
      <style:table-column-properties style:column-width="1.588cm" style:rel-column-width="6119*"/>
    </style:style>
    <style:style style:name="Table2.E" style:family="table-column">
      <style:table-column-properties style:column-width="1.692cm" style:rel-column-width="6520*"/>
    </style:style>
    <style:style style:name="Table2.F" style:family="table-column">
      <style:table-column-properties style:column-width="2.062cm" style:rel-column-width="7948*"/>
    </style:style>
    <style:style style:name="Table2.G" style:family="table-column">
      <style:table-column-properties style:column-width="2.032cm" style:rel-column-width="7836*"/>
    </style:style>
    <style:style style:name="Table2.A1" style:family="table-cell">
      <style:table-cell-properties fo:background-color="#cfe7e5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G1" style:family="table-cell">
      <style:table-cell-properties fo:background-color="#cfe7e5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4" style:family="table-row">
      <style:table-row-properties style:min-row-height="0.986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0pt" style:font-size-asian="8.75pt" style:font-size-complex="10pt"/>
    </style:style>
    <style:style style:name="P2" style:family="paragraph" style:parent-style-name="Standard">
      <style:text-properties style:font-name="Arial" fo:font-size="10pt" fo:font-weight="bold" style:font-size-asian="8.75pt" style:font-weight-asian="bold" style:font-size-complex="10pt" style:font-weight-complex="bold"/>
    </style:style>
    <style:style style:name="P3" style:family="paragraph" style:parent-style-name="Standard"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11" style:family="paragraph" style:parent-style-name="Standard">
      <style:text-properties style:font-name="Arial" fo:font-size="8pt" style:font-size-asian="8pt" style:font-size-complex="8pt"/>
    </style:style>
    <style:style style:name="P12" style:family="paragraph" style:parent-style-name="Standard">
      <style:text-properties style:font-name="Arial" fo:font-size="8pt" fo:font-style="italic" style:font-size-asian="8pt" style:font-style-asian="italic" style:font-size-complex="8pt" style:font-style-complex="italic"/>
    </style:style>
    <style:style style:name="P13" style:family="paragraph" style:parent-style-name="Standard">
      <style:text-properties style:font-name="Aria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14" style:family="paragraph" style:parent-style-name="Standard">
      <style:text-properties style:font-name="Arial" fo:font-size="8pt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text-properties fo:font-size="8pt" style:font-size-asian="8pt" style:font-size-complex="8pt"/>
    </style:style>
    <style:style style:name="P16" style:family="paragraph" style:parent-style-name="Table_20_Contents">
      <style:text-properties style:font-name="Arial" fo:font-size="10pt" fo:font-weight="bold" style:font-size-asian="8.75pt" style:font-weight-asian="bold" style:font-size-complex="10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9" style:family="paragraph" style:parent-style-name="Table_20_Contents">
      <style:text-properties style:font-name="Arial" fo:font-size="8pt" style:font-size-asian="8pt" style:font-size-complex="8pt"/>
    </style:style>
    <style:style style:name="P20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text-properties style:font-name="Arial" fo:font-size="7pt" fo:font-weight="bold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24" style:family="paragraph" style:parent-style-name="Table_20_Contents">
      <style:text-properties style:font-name="Arial" fo:font-size="7pt" style:font-size-asian="7pt" style:font-size-complex="7pt"/>
    </style:style>
    <style:style style:name="P25" style:family="paragraph" style:parent-style-name="Table_20_Contents">
      <style:paragraph-properties fo:text-align="end" style:justify-single-word="false"/>
      <style:text-properties style:font-name="Arial" fo:font-size="7pt" style:font-size-asian="7pt" style:font-size-complex="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Arial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fo:font-size="8pt" fo:font-style="italic" style:font-size-asian="8pt" style:font-style-asian="italic" style:font-size-complex="8pt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">
        <text:p text:style-name="P1"><text:script script:language="JOOScript">@text:section
[#list ios.ios_item as itm]
@/text:section
[/#list]</text:script></text:p>
        <text:p text:style-name="P7">OBRAZAC IOS</text:p>
        <text:p text:style-name="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table:number-columns-spanned="2" office:value-type="string">
              <text:p text:style-name="P16">Nalogodavac:</text:p>
            </table:table-cell>
            <table:covered-table-cell/>
            <table:table-cell table:style-name="Table1.C1" table:number-columns-spanned="2" office:value-type="string">
              <text:p text:style-name="P16">Komitent:</text:p>
            </table:table-cell>
            <table:covered-table-cell/>
          </table:table-row>
          <table:table-row>
            <table:table-cell table:style-name="Table1.A2" office:value-type="string">
              <text:p text:style-name="P19">Naziv:</text:p>
            </table:table-cell>
            <table:table-cell table:style-name="Table1.A2" office:value-type="string">
              <text:p text:style-name="P20">${itm.firma.naz}</text:p>
            </table:table-cell>
            <table:table-cell table:style-name="Table1.A2" office:value-type="string">
              <text:p text:style-name="P20">Naziv</text:p>
            </table:table-cell>
            <table:table-cell table:style-name="Table1.D2" office:value-type="string">
              <text:p text:style-name="P20">${itm.partner.naz}</text:p>
            </table:table-cell>
          </table:table-row>
          <table:table-row>
            <table:table-cell table:style-name="Table1.A2" office:value-type="string">
              <text:p text:style-name="P19">Mjesto</text:p>
            </table:table-cell>
            <table:table-cell table:style-name="Table1.A2" office:value-type="string">
              <text:p text:style-name="P20">${itm.firma.ptt} ${itm.firma.mjesto}</text:p>
            </table:table-cell>
            <table:table-cell table:style-name="Table1.A2" office:value-type="string">
              <text:p text:style-name="P20">Mjesto:</text:p>
            </table:table-cell>
            <table:table-cell table:style-name="Table1.D2" office:value-type="string">
              <text:p text:style-name="P20">${itm.partner.ptt} ${itm.partner.mjesto}</text:p>
            </table:table-cell>
          </table:table-row>
          <table:table-row>
            <table:table-cell table:style-name="Table1.A2" office:value-type="string">
              <text:p text:style-name="P19">Adresa:</text:p>
            </table:table-cell>
            <table:table-cell table:style-name="Table1.A2" office:value-type="string">
              <text:p text:style-name="P20">${itm.firma.adresa}</text:p>
            </table:table-cell>
            <table:table-cell table:style-name="Table1.A2" office:value-type="string">
              <text:p text:style-name="P20">Adresa:</text:p>
            </table:table-cell>
            <table:table-cell table:style-name="Table1.D2" office:value-type="string">
              <text:p text:style-name="P20">${itm.partner.adresa}</text:p>
            </table:table-cell>
          </table:table-row>
          <table:table-row>
            <table:table-cell table:style-name="Table1.A2" office:value-type="string">
              <text:p text:style-name="P19">Id broj:</text:p>
            </table:table-cell>
            <table:table-cell table:style-name="Table1.A2" office:value-type="string">
              <text:p text:style-name="P19">${itm.firma.jib}</text:p>
            </table:table-cell>
            <table:table-cell table:style-name="Table1.A2" office:value-type="string">
              <text:p text:style-name="P19">ID broj:</text:p>
            </table:table-cell>
            <table:table-cell table:style-name="Table1.D2" office:value-type="string">
              <text:p text:style-name="P19">${itm.partner.jib}</text:p>
            </table:table-cell>
          </table:table-row>
          <table:table-row>
            <table:table-cell table:style-name="Table1.A2" office:value-type="string">
              <text:p text:style-name="P19">Telefon:</text:p>
            </table:table-cell>
            <table:table-cell table:style-name="Table1.A2" office:value-type="string">
              <text:p text:style-name="P19">${itm.firma.tel}</text:p>
            </table:table-cell>
            <table:table-cell table:style-name="Table1.A2" office:value-type="string">
              <text:p text:style-name="P19">Telefon:</text:p>
            </table:table-cell>
            <table:table-cell table:style-name="Table1.D2" office:value-type="string">
              <text:p text:style-name="P19">${itm.partner.tel}</text:p>
            </table:table-cell>
          </table:table-row>
          <table:table-row>
            <table:table-cell table:style-name="Table1.A2" office:value-type="string">
              <text:p text:style-name="P19">Žiro račun:</text:p>
            </table:table-cell>
            <table:table-cell table:style-name="Table1.A2" office:value-type="string">
              <text:p text:style-name="P19">${itm.firma.ziror}</text:p>
            </table:table-cell>
            <table:table-cell table:style-name="Table1.A2" office:value-type="string">
              <text:p text:style-name="P19">Žiro račun:</text:p>
            </table:table-cell>
            <table:table-cell table:style-name="Table1.D2" office:value-type="string">
              <text:p text:style-name="P19">${itm.partner.ziror}</text:p>
            </table:table-cell>
          </table:table-row>
        </table:table>
        <text:p text:style-name="P1"/>
        <text:p text:style-name="P6">IZVOD OTVORENIH STAVKI NA DAN: ${itm.datum} </text:p>
        <text:p text:style-name="P2"/>
        <text:p text:style-name="P14">Vaše stanje na <text:span text:style-name="T1">konto/partner</text:span> <text:span text:style-name="T1">${itm.id_konto}/${itm.id_partner}</text:span> prema našim poslovnim knjigama na dan <text:span text:style-name="T1">${itm.ios_datum}</text:span> pokazuje saldo u iznosu od <text:span text:style-name="T1">${itm.saldo}</text:span> <text:span text:style-name="T1">${itm.valuta}</text:span> u [#if itm.dp = '2']vašu[#else]našu[/#if] korist i sastoji se od stavki prikazanih u donjoj tabeli.</text:p>
        <text:p text:style-name="P3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row>
            <table:table-cell table:style-name="Table2.A1" office:value-type="string">
              <text:p text:style-name="P21">Redni broj</text:p>
            </table:table-cell>
            <table:table-cell table:style-name="Table2.A1" office:value-type="string">
              <text:p text:style-name="P21">Broj računa</text:p>
            </table:table-cell>
            <table:table-cell table:style-name="Table2.A1" office:value-type="string">
              <text:p text:style-name="P21">Opis stavke</text:p>
            </table:table-cell>
            <table:table-cell table:style-name="Table2.A1" office:value-type="string">
              <text:p text:style-name="P22">Datum računa</text:p>
            </table:table-cell>
            <table:table-cell table:style-name="Table2.A1" office:value-type="string">
              <text:p text:style-name="P22">Datum valute</text:p>
            </table:table-cell>
            <table:table-cell table:style-name="Table2.A1" office:value-type="string">
              <text:p text:style-name="P22">Duguje</text:p>
            </table:table-cell>
            <table:table-cell table:style-name="Table2.G1" office:value-type="string">
              <text:p text:style-name="P22">Potražuje</text:p>
            </table:table-cell>
          </table:table-row>
          <table:table-row>
            <table:table-cell table:style-name="Table2.A2" office:value-type="string">
              <text:p text:style-name="P24"><text:script script:language="JOOScript">@table:table-row
[#list itm.data_kartica as kt]
@/table:table-row
[/#list]</text:script> ${kt.rbr}</text:p>
            </table:table-cell>
            <table:table-cell table:style-name="Table2.A2" office:value-type="string">
              <text:p text:style-name="P24">${kt.brdok}</text:p>
            </table:table-cell>
            <table:table-cell table:style-name="Table2.A2" office:value-type="string">
              <text:p text:style-name="P24">${kt.opis}</text:p>
            </table:table-cell>
            <table:table-cell table:style-name="Table2.A2" office:value-type="string">
              <text:p text:style-name="P24">${kt.datdok}</text:p>
            </table:table-cell>
            <table:table-cell table:style-name="Table2.A2" office:value-type="string">
              <text:p text:style-name="P24">${kt.datval}</text:p>
            </table:table-cell>
            <table:table-cell table:style-name="Table2.A2" office:value-type="string">
              <text:p text:style-name="P25">${kt.dug}</text:p>
            </table:table-cell>
            <table:table-cell table:style-name="Table2.G2" office:value-type="string">
              <text:p text:style-name="P25">${kt.pot}</text:p>
            </table:table-cell>
          </table:table-row>
          <table:table-row>
            <table:table-cell table:style-name="Table2.A2" table:number-columns-spanned="3" office:value-type="string">
              <text:p text:style-name="P19"/>
            </table:table-cell>
            <table:covered-table-cell/>
            <table:covered-table-cell/>
            <table:table-cell table:style-name="Table2.A2" table:number-columns-spanned="2" office:value-type="string">
              <text:p text:style-name="P23">Ukupno:</text:p>
            </table:table-cell>
            <table:covered-table-cell/>
            <table:table-cell table:style-name="Table2.A2" office:value-type="string">
              <text:p text:style-name="P23">${itm.u_dug}</text:p>
            </table:table-cell>
            <table:table-cell table:style-name="Table2.G2" office:value-type="string">
              <text:p text:style-name="P23">${itm.u_pot}</text:p>
            </table:table-cell>
          </table:table-row>
          <table:table-row table:style-name="Table2.4">
            <table:table-cell table:style-name="Table2.A2" table:number-columns-spanned="5" office:value-type="string">
              <text:p text:style-name="P17">Saldo: <text:s text:c="3"/>${itm.saldo}<text:line-break/>[#if itm.greska != ''] Greška: ${itm.greska} [/#if]</text:p>
            </table:table-cell>
            <table:covered-table-cell/>
            <table:covered-table-cell/>
            <table:covered-table-cell/>
            <table:covered-table-cell/>
            <table:table-cell table:style-name="Table2.G2" table:number-columns-spanned="2" office:value-type="string">
              <text:p text:style-name="P18"/>
            </table:table-cell>
            <table:covered-table-cell/>
          </table:table-row>
        </table:table>
        <text:p text:style-name="P3"><text:s/></text:p>
        <text:p text:style-name="P1"><text:s/><text:span text:style-name="T3"><text:s text:c="17"/>Pošiljaoc izvoda: <text:s text:c="56"/>Potvrđujemo saglasnost:</text:span></text:p>
        <text:p text:style-name="P11"/>
        <text:p text:style-name="P11"><text:s text:c="21"/>___________________ <text:s/>m.p. <text:s text:c="46"/>___________________ <text:s text:c="3"/>m.p.</text:p>
        <text:p text:style-name="P8"><text:line-break/> <text:s text:c="15"/>Mjesto i datum: <text:s text:c="101"/>Mjesto i datum:</text:p>
        <text:p text:style-name="P1"><text:s text:c="11"/><text:span text:style-name="T6">${itm.mjesto}, ${itm.datum}</text:span></text:p>
        <text:p text:style-name="P11"/>
        <text:p text:style-name="P12">${itm.clan}</text:p>
        <text:p text:style-name="P1"/>
        <text:p text:style-name="P13">Napomena:</text:p>
        <text:p text:style-name="P15"><text:span text:style-name="T4">Osporavamo iskazano stanje u cjelini ______________ djelimično za iznos od ____________ </text:span><text:span text:style-name="T5">${itm.valuta}</text:span><text:span text:style-name="T4"><text:line-break/>iz sljedećih razloga:<text:line-break/></text:span></text:p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9"/>
            </table:table-cell>
          </table:table-row>
          <table:table-row>
            <table:table-cell table:style-name="Table3.A2" office:value-type="string">
              <text:p text:style-name="P19"/>
            </table:table-cell>
          </table:table-row>
          <table:table-row>
            <table:table-cell table:style-name="Table3.A2" office:value-type="string">
              <text:p text:style-name="P19"/>
            </table:table-cell>
          </table:table-row>
        </table:table>
        <text:p text:style-name="P4"/>
        <text:p text:style-name="P5">Dužnik/Povjerilac: <text:s text:c="33"/></text:p>
        <text:p text:style-name="P5">__________________ <text:s text:c="2"/>m.p. <text:s text:c="15"/></text:p>
        <text:p text:style-name="P5"><text:span text:style-name="T2">Mjesto i datum: </text:span>__________________ <text:s text:c="25"/></text:p>
        <text:p text:style-name="P10"/>
        <text:p text:style-name="P10"/>
        <text:p text:style-name="P9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11-19T16:35:14</meta:creation-date>
    <dc:date>2017-09-13T12:59:38.54</dc:date>
    <meta:editing-duration>PT1H30M11S</meta:editing-duration>
    <meta:editing-cycles>66</meta:editing-cycles>
    <meta:generator>OpenOffice/4.1.2$Win32 OpenOffice.org_project/412m3$Build-9782</meta:generator>
    <meta:document-statistic meta:table-count="3" meta:image-count="0" meta:object-count="0" meta:page-count="1" meta:paragraph-count="59" meta:word-count="145" meta:character-count="1666"/>
  </office:meta>
</office:document-meta>
</file>